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0.269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5" style:family="paragraph">
      <style:paragraph-properties fo:text-align="justify"/>
      <style:text-properties fo:font-family="'Times New Roman'" style:font-family-generic="roman" style:font-pitch="variable"/>
    </style:style>
    <style:style style:name="P6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77cm" svg:height="0.758cm" svg:x="12.712cm" svg:y="5.206cm">
          <draw:text-box>
            <text:p text:style-name="P1"><text:span text:style-name="T1">O</text:span></text:p>
          </draw:text-box>
        </draw:frame>
        <draw:frame draw:style-name="gr2" draw:text-style-name="P4" draw:layer="layout" svg:width="1cm" svg:height="0.645cm" svg:x="1.986cm" svg:y="5.336cm">
          <draw:text-box>
            <text:p text:style-name="P3"><text:span text:style-name="T1">Ø</text:span></text:p>
          </draw:text-box>
        </draw:frame>
        <draw:frame draw:style-name="gr1" draw:text-style-name="P2" draw:layer="layout" svg:width="0.769cm" svg:height="0.758cm" svg:x="1.918cm" svg:y="6.753cm">
          <draw:text-box>
            <text:p text:style-name="P1"><text:span text:style-name="T1">1</text:span></text:p>
          </draw:text-box>
        </draw:frame>
        <draw:frame draw:style-name="gr2" draw:text-style-name="P4" draw:layer="layout" svg:width="1cm" svg:height="0.645cm" svg:x="3.573cm" svg:y="2.47cm">
          <draw:text-box>
            <text:p text:style-name="P3"><text:span text:style-name="T1">Ø</text:span></text:p>
          </draw:text-box>
        </draw:frame>
        <draw:frame draw:style-name="gr1" draw:text-style-name="P2" draw:layer="layout" svg:width="0.769cm" svg:height="0.758cm" svg:x="8.972cm" svg:y="5.144cm">
          <draw:text-box>
            <text:p text:style-name="P1"><text:span text:style-name="T1">1</text:span></text:p>
          </draw:text-box>
        </draw:frame>
        <draw:frame draw:style-name="gr1" draw:text-style-name="P2" draw:layer="layout" svg:width="1.289cm" svg:height="0.758cm" svg:x="10.4cm" svg:y="2.681cm">
          <draw:text-box>
            <text:p text:style-name="P1"><text:span text:style-name="T1">корм</text:span></text:p>
          </draw:text-box>
        </draw:frame>
        <draw:frame draw:style-name="gr1" draw:text-style-name="P2" draw:layer="layout" svg:width="0.777cm" svg:height="0.758cm" svg:x="5.076cm" svg:y="10.195cm">
          <draw:text-box>
            <text:p text:style-name="P1"><text:span text:style-name="T1">O</text:span></text:p>
          </draw:text-box>
        </draw:frame>
        <draw:frame draw:style-name="gr1" draw:text-style-name="P2" draw:layer="layout" svg:width="0.777cm" svg:height="0.758cm" svg:x="8.819cm" svg:y="6.016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8.434cm" svg:y="2.667cm">
          <draw:text-box>
            <text:p text:style-name="P1"><text:span text:style-name="T1">и</text:span></text:p>
          </draw:text-box>
        </draw:frame>
        <draw:frame draw:style-name="gr1" draw:text-style-name="P2" draw:layer="layout" svg:width="0.777cm" svg:height="0.758cm" svg:x="3.957cm" svg:y="1.607cm">
          <draw:text-box>
            <text:p text:style-name="P1"><text:span text:style-name="T1">O</text:span></text:p>
          </draw:text-box>
        </draw:frame>
        <draw:frame draw:style-name="gr3" draw:text-style-name="P6" draw:layer="layout" svg:width="12.211cm" svg:height="0.64cm" svg:x="1.286cm" svg:y="0.355cm">
          <draw:text-box>
            <text:p text:style-name="P5"><text:span text:style-name="T2">«Вор должен сидеть в тюрьме» - это «хлеба и зрелищ», это корм для скота.</text:span></text:p>
          </draw:text-box>
        </draw:frame>
        <draw:line draw:style-name="gr4" draw:text-style-name="P1" draw:layer="layout" svg:x1="4.4cm" svg:y1="3.069cm" svg:x2="4.399cm" svg:y2="2.282cm">
          <text:p/>
        </draw:line>
        <draw:line draw:style-name="gr4" draw:text-style-name="P1" draw:layer="layout" svg:x1="4.399cm" svg:y1="3.07cm" svg:x2="4.179cm" svg:y2="3.282cm">
          <text:p/>
        </draw:line>
        <draw:line draw:style-name="gr4" draw:text-style-name="P1" draw:layer="layout" svg:x1="3.598cm" svg:y1="2.282cm" svg:x2="5.098cm" svg:y2="2.282cm">
          <text:p/>
        </draw:line>
        <draw:line draw:style-name="gr4" draw:text-style-name="P1" draw:layer="layout" svg:x1="5.098cm" svg:y1="2.283cm" svg:x2="5.193cm" svg:y2="2.169cm">
          <text:p/>
        </draw:line>
        <draw:line draw:style-name="gr4" draw:text-style-name="P1" draw:layer="layout" svg:x1="3.507cm" svg:y1="2.395cm" svg:x2="3.602cm" svg:y2="2.281cm">
          <text:p/>
        </draw:line>
        <draw:frame draw:style-name="gr1" draw:text-style-name="P2" draw:layer="layout" svg:width="3.465cm" svg:height="0.758cm" svg:x="4.392cm" svg:y="2.687cm">
          <draw:text-box>
            <text:p text:style-name="P1"><text:span text:style-name="T1">«хлеба и зрелищ»</text:span></text:p>
          </draw:text-box>
        </draw:frame>
        <draw:line draw:style-name="gr4" draw:text-style-name="P1" draw:layer="layout" svg:x1="7.821cm" svg:y1="3.032cm" svg:x2="8.587cm" svg:y2="3.028cm">
          <text:p/>
        </draw:line>
        <draw:line draw:style-name="gr4" draw:text-style-name="P1" draw:layer="layout" svg:x1="9.021cm" svg:y1="3.032cm" svg:x2="9.787cm" svg:y2="3.028cm">
          <text:p/>
        </draw:line>
        <draw:frame draw:style-name="gr1" draw:text-style-name="P2" draw:layer="layout" svg:width="0.769cm" svg:height="0.758cm" svg:x="8.501cm" svg:y="2.251cm">
          <draw:text-box>
            <text:p text:style-name="P1"><text:span text:style-name="T1">j</text:span></text:p>
          </draw:text-box>
        </draw:frame>
        <draw:frame draw:style-name="gr1" draw:text-style-name="P2" draw:layer="layout" svg:width="0.769cm" svg:height="0.758cm" svg:x="12.113cm" svg:y="4.614cm">
          <draw:text-box>
            <text:p text:style-name="P1"><text:span text:style-name="T1">A</text:span></text:p>
          </draw:text-box>
        </draw:frame>
        <draw:line draw:style-name="gr4" draw:text-style-name="P1" draw:layer="layout" svg:x1="12.465cm" svg:y1="4.645cm" svg:x2="11.089cm" svg:y2="3.271cm">
          <text:p/>
        </draw:line>
        <draw:line draw:style-name="gr4" draw:text-style-name="P1" draw:layer="layout" svg:x1="9.202cm" svg:y1="6.086cm" svg:x2="11.09cm" svg:y2="3.272cm">
          <text:p/>
        </draw:line>
        <draw:frame draw:style-name="gr1" draw:text-style-name="P2" draw:id="id1" draw:layer="layout" svg:width="1.023cm" svg:height="0.758cm" svg:x="8.72cm" svg:y="6.316cm">
          <draw:text-box>
            <text:p text:style-name="P1"><text:span text:style-name="T1">это</text:span></text:p>
          </draw:text-box>
        </draw:frame>
        <draw:line draw:style-name="gr4" draw:text-style-name="P1" draw:layer="layout" svg:x1="12.322cm" svg:y1="7.093cm" svg:x2="9.739cm" svg:y2="3.943cm">
          <text:p/>
        </draw:line>
        <draw:line draw:style-name="gr4" draw:text-style-name="P1" draw:layer="layout" svg:x1="14.401cm" svg:y1="5.367cm" svg:x2="11.705cm" svg:y2="2.179cm">
          <text:p/>
        </draw:line>
        <draw:path draw:style-name="gr5" draw:text-style-name="P1" draw:layer="layout" svg:width="2.128cm" svg:height="1.665cm" draw:transform="skewX (0.010471975511964) rotate (0.0294960643586986) translate (12.2772978019151cm 5.41377704774853cm)" svg:viewBox="0 0 2129 1666" svg:d="m0 13213c1746 1 2129-1666 2129-1666l-1 30">
          <text:p/>
        </draw:path>
        <draw:path draw:style-name="gr5" draw:text-style-name="P1" draw:layer="layout" svg:width="2.343cm" svg:height="1.285cm" draw:transform="skewX (0.0211184839491274) rotate (1.23516951163615) translate (9.73899994651538cm 3.94299998006673cm)" svg:viewBox="0 0 2344 1286" svg:d="m0 20989c1835-1 2344 1286 2344 1286">
          <text:p/>
        </draw:path>
        <draw:frame draw:style-name="gr1" draw:text-style-name="P2" draw:layer="layout" svg:width="0.769cm" svg:height="0.758cm" svg:x="4.439cm" svg:y="3.884cm">
          <draw:text-box>
            <text:p text:style-name="P1"><text:span text:style-name="T1">1</text:span></text:p>
          </draw:text-box>
        </draw:frame>
        <draw:frame draw:style-name="gr1" draw:text-style-name="P2" draw:layer="layout" svg:width="0.777cm" svg:height="0.758cm" svg:x="4.492cm" svg:y="4.551cm">
          <draw:text-box>
            <text:p text:style-name="P1"><text:span text:style-name="T1">O</text:span></text:p>
          </draw:text-box>
        </draw:frame>
        <draw:line draw:style-name="gr4" draw:text-style-name="P1" draw:layer="layout" svg:x1="4.888cm" svg:y1="4.636cm" svg:x2="5.563cm" svg:y2="3.507cm">
          <text:p/>
        </draw:line>
        <draw:frame draw:style-name="gr1" draw:text-style-name="P2" draw:layer="layout" svg:width="1.023cm" svg:height="0.758cm" svg:x="4.393cm" svg:y="4.851cm">
          <draw:text-box>
            <text:p text:style-name="P1"><text:span text:style-name="T1">это</text:span></text:p>
          </draw:text-box>
        </draw:frame>
        <draw:line draw:style-name="gr4" draw:text-style-name="P1" draw:layer="layout" svg:x1="3.794cm" svg:y1="5.119cm" svg:x2="4.56cm" svg:y2="5.115cm">
          <text:p/>
        </draw:line>
        <draw:frame draw:style-name="gr1" draw:text-style-name="P2" draw:layer="layout" svg:width="1.074cm" svg:height="0.758cm" svg:x="1.598cm" svg:y="7.693cm">
          <draw:text-box>
            <text:p text:style-name="P1"><text:span text:style-name="T1">вор</text:span></text:p>
          </draw:text-box>
        </draw:frame>
        <draw:frame draw:style-name="gr1" draw:text-style-name="P2" draw:id="id2" draw:layer="layout" svg:width="0.777cm" svg:height="0.758cm" svg:x="2.493cm" svg:y="4.551cm">
          <draw:text-box>
            <text:p text:style-name="P1"><text:span text:style-name="T1">O</text:span></text:p>
          </draw:text-box>
        </draw:frame>
        <draw:line draw:style-name="gr4" draw:text-style-name="P1" draw:layer="layout" svg:x1="2.842cm" svg:y1="5.915cm" svg:x2="2.841cm" svg:y2="5.128cm">
          <text:p/>
        </draw:line>
        <draw:line draw:style-name="gr4" draw:text-style-name="P1" draw:layer="layout" svg:x1="2.841cm" svg:y1="5.916cm" svg:x2="2.621cm" svg:y2="6.128cm">
          <text:p/>
        </draw:line>
        <draw:line draw:style-name="gr4" draw:text-style-name="P1" draw:layer="layout" svg:x1="2.04cm" svg:y1="5.128cm" svg:x2="3.54cm" svg:y2="5.128cm">
          <text:p/>
        </draw:line>
        <draw:line draw:style-name="gr4" draw:text-style-name="P1" draw:layer="layout" svg:x1="3.54cm" svg:y1="5.129cm" svg:x2="3.635cm" svg:y2="5.015cm">
          <text:p/>
        </draw:line>
        <draw:line draw:style-name="gr4" draw:text-style-name="P1" draw:layer="layout" svg:x1="1.949cm" svg:y1="5.241cm" svg:x2="2.044cm" svg:y2="5.127cm">
          <text:p/>
        </draw:line>
        <draw:frame draw:style-name="gr1" draw:text-style-name="P2" draw:layer="layout" svg:width="0.777cm" svg:height="0.758cm" svg:x="1.762cm" svg:y="7.382cm">
          <draw:text-box>
            <text:p text:style-name="P1"><text:span text:style-name="T1">O</text:span></text:p>
          </draw:text-box>
        </draw:frame>
        <draw:line draw:style-name="gr4" draw:text-style-name="P1" draw:layer="layout" svg:x1="2.169cm" svg:y1="7.503cm" svg:x2="3.588cm" svg:y2="6.168cm">
          <text:p/>
        </draw:line>
        <draw:frame draw:style-name="gr1" draw:text-style-name="P2" draw:layer="layout" svg:width="0.769cm" svg:height="0.758cm" svg:x="4.424cm" svg:y="9.563cm">
          <draw:text-box>
            <text:p text:style-name="P1"><text:span text:style-name="T1">E</text:span></text:p>
          </draw:text-box>
        </draw:frame>
        <draw:frame draw:style-name="gr1" draw:text-style-name="P2" draw:layer="layout" svg:width="0.769cm" svg:height="0.758cm" svg:x="4.424cm" svg:y="9.564cm">
          <draw:text-box>
            <text:p text:style-name="P1"><text:span text:style-name="T1">E</text:span></text:p>
          </draw:text-box>
        </draw:frame>
        <draw:frame draw:style-name="gr1" draw:text-style-name="P2" draw:layer="layout" svg:width="0.769cm" svg:height="0.758cm" svg:x="4.424cm" svg:y="9.564cm">
          <draw:text-box>
            <text:p text:style-name="P1"><text:span text:style-name="T1">E</text:span></text:p>
          </draw:text-box>
        </draw:frame>
        <draw:line draw:style-name="gr4" draw:text-style-name="P1" draw:layer="layout" svg:x1="4.769cm" svg:y1="9.605cm" svg:x2="4.094cm" svg:y2="8.4cm">
          <text:p/>
        </draw:line>
        <draw:line draw:style-name="gr4" draw:text-style-name="P1" draw:layer="layout" svg:x1="4.819cm" svg:y1="10.934cm" svg:x2="4.818cm" svg:y2="10.147cm">
          <text:p/>
        </draw:line>
        <draw:line draw:style-name="gr4" draw:text-style-name="P1" draw:layer="layout" svg:x1="4.818cm" svg:y1="10.935cm" svg:x2="4.598cm" svg:y2="11.147cm">
          <text:p/>
        </draw:line>
        <draw:line draw:style-name="gr4" draw:text-style-name="P1" draw:layer="layout" svg:x1="4.017cm" svg:y1="10.147cm" svg:x2="5.517cm" svg:y2="10.147cm">
          <text:p/>
        </draw:line>
        <draw:line draw:style-name="gr4" draw:text-style-name="P1" draw:layer="layout" svg:x1="5.517cm" svg:y1="10.148cm" svg:x2="5.612cm" svg:y2="10.034cm">
          <text:p/>
        </draw:line>
        <draw:line draw:style-name="gr4" draw:text-style-name="P1" draw:layer="layout" svg:x1="3.926cm" svg:y1="10.26cm" svg:x2="4.021cm" svg:y2="10.146cm">
          <text:p/>
        </draw:line>
        <draw:frame draw:style-name="gr1" draw:text-style-name="P2" draw:layer="layout" svg:width="1.738cm" svg:height="0.758cm" svg:x="4.811cm" svg:y="10.552cm">
          <draw:text-box>
            <text:p text:style-name="P1"><text:span text:style-name="T1">тюрьма</text:span></text:p>
          </draw:text-box>
        </draw:frame>
        <draw:frame draw:style-name="gr1" draw:text-style-name="P2" draw:layer="layout" svg:width="0.815cm" svg:height="0.758cm" svg:x="4.081cm" svg:y="10.552cm">
          <draw:text-box>
            <text:p text:style-name="P1"><text:span text:style-name="T1">-е</text:span></text:p>
          </draw:text-box>
        </draw:frame>
        <draw:frame draw:style-name="gr1" draw:text-style-name="P2" draw:layer="layout" svg:width="0.769cm" svg:height="0.758cm" svg:x="4.182cm" svg:y="10.252cm">
          <draw:text-box>
            <text:p text:style-name="P1"><text:span text:style-name="T1">в</text:span></text:p>
          </draw:text-box>
        </draw:frame>
        <draw:connector draw:style-name="gr6" draw:text-style-name="P1" draw:layer="layout" draw:type="curve" draw:line-skew="4.226cm -1.128cm" svg:x1="9.231cm" svg:y1="7.074cm" svg:x2="2.493cm" svg:y2="4.93cm" draw:start-shape="id1" draw:start-glue-point="2" draw:end-shape="id2" draw:end-glue-point="3" svg:d="m9231 7074c0 7090-4184 5908-6479 3600s-2702-5744-259-5744">
          <text:p/>
        </draw:connector>
        <draw:line draw:style-name="gr4" draw:text-style-name="P1" draw:layer="layout" svg:x1="12.544cm" svg:y1="6.003cm" svg:x2="12.543cm" svg:y2="5.216cm">
          <text:p/>
        </draw:line>
        <draw:line draw:style-name="gr4" draw:text-style-name="P1" draw:layer="layout" svg:x1="12.543cm" svg:y1="6.004cm" svg:x2="12.323cm" svg:y2="6.216cm">
          <text:p/>
        </draw:line>
        <draw:line draw:style-name="gr4" draw:text-style-name="P1" draw:layer="layout" svg:x1="11.742cm" svg:y1="5.216cm" svg:x2="13.242cm" svg:y2="5.216cm">
          <text:p/>
        </draw:line>
        <draw:line draw:style-name="gr4" draw:text-style-name="P1" draw:layer="layout" svg:x1="13.242cm" svg:y1="5.217cm" svg:x2="13.337cm" svg:y2="5.103cm">
          <text:p/>
        </draw:line>
        <draw:line draw:style-name="gr4" draw:text-style-name="P1" draw:layer="layout" svg:x1="11.651cm" svg:y1="5.329cm" svg:x2="11.746cm" svg:y2="5.215cm">
          <text:p/>
        </draw:line>
        <draw:frame draw:style-name="gr1" draw:text-style-name="P2" draw:layer="layout" svg:width="1.374cm" svg:height="0.758cm" svg:x="12.436cm" svg:y="5.621cm">
          <draw:text-box>
            <text:p text:style-name="P1"><text:span text:style-name="T1">скота</text:span></text:p>
          </draw:text-box>
        </draw:frame>
        <draw:frame draw:style-name="gr1" draw:text-style-name="P2" draw:layer="layout" svg:width="1.099cm" svg:height="0.758cm" svg:x="11.606cm" svg:y="5.521cm">
          <draw:text-box>
            <text:p text:style-name="P1"><text:span text:style-name="T1">для</text:span></text:p>
          </draw:text-box>
        </draw:frame>
        <draw:frame draw:style-name="gr1" draw:text-style-name="P2" draw:layer="layout" svg:width="1.721cm" svg:height="0.758cm" svg:x="2.795cm" svg:y="5.533cm">
          <draw:text-box>
            <text:p text:style-name="P1"><text:span text:style-name="T1">должен</text:span></text:p>
          </draw:text-box>
        </draw:frame>
        <draw:line draw:style-name="gr4" draw:text-style-name="P1" draw:layer="layout" svg:x1="3.59cm" svg:y1="6.944cm" svg:x2="3.59cm" svg:y2="6.144cm">
          <text:p/>
        </draw:line>
        <draw:frame draw:style-name="gr1" draw:text-style-name="P2" draw:layer="layout" svg:width="0.769cm" svg:height="0.758cm" svg:x="3.203cm" svg:y="6.916cm">
          <draw:text-box>
            <text:p text:style-name="P1"><text:span text:style-name="T1">A</text:span></text:p>
          </draw:text-box>
        </draw:frame>
        <draw:line draw:style-name="gr4" draw:text-style-name="P1" draw:layer="layout" svg:x1="3.651cm" svg:y1="8.381cm" svg:x2="3.65cm" svg:y2="7.594cm">
          <text:p/>
        </draw:line>
        <draw:line draw:style-name="gr4" draw:text-style-name="P1" draw:layer="layout" svg:x1="3.65cm" svg:y1="8.382cm" svg:x2="3.43cm" svg:y2="8.594cm">
          <text:p/>
        </draw:line>
        <draw:line draw:style-name="gr4" draw:text-style-name="P1" draw:layer="layout" svg:x1="2.849cm" svg:y1="7.594cm" svg:x2="4.349cm" svg:y2="7.594cm">
          <text:p/>
        </draw:line>
        <draw:line draw:style-name="gr4" draw:text-style-name="P1" draw:layer="layout" svg:x1="4.349cm" svg:y1="7.595cm" svg:x2="4.444cm" svg:y2="7.481cm">
          <text:p/>
        </draw:line>
        <draw:line draw:style-name="gr4" draw:text-style-name="P1" draw:layer="layout" svg:x1="2.758cm" svg:y1="7.707cm" svg:x2="2.853cm" svg:y2="7.593cm">
          <text:p/>
        </draw:line>
        <draw:line draw:style-name="gr4" draw:text-style-name="P1" draw:layer="layout" svg:x1="3.149cm" svg:y1="7.494cm" svg:x2="4.096cm" svg:y2="7.496cm">
          <text:p/>
        </draw:line>
        <draw:frame draw:style-name="gr1" draw:text-style-name="P2" draw:layer="layout" svg:width="0.769cm" svg:height="0.758cm" svg:x="3.676cm" svg:y="7.57cm">
          <draw:text-box>
            <text:p text:style-name="P1"><text:span text:style-name="T1">I</text:span></text:p>
          </draw:text-box>
        </draw:frame>
        <draw:frame draw:style-name="gr1" draw:text-style-name="P2" draw:layer="layout" svg:width="0.777cm" svg:height="0.758cm" svg:x="2.947cm" svg:y="7.78cm">
          <draw:text-box>
            <text:p text:style-name="P1"><text:span text:style-name="T1">Ø</text:span></text:p>
          </draw:text-box>
        </draw:frame>
        <draw:frame draw:style-name="gr1" draw:text-style-name="P2" draw:layer="layout" svg:width="1.603cm" svg:height="0.758cm" svg:x="3.423cm" svg:y="7.874cm">
          <draw:text-box>
            <text:p text:style-name="P1"><text:span text:style-name="T1">сидеть</text:span></text:p>
          </draw:text-box>
        </draw:frame>
        <draw:frame draw:style-name="gr1" draw:text-style-name="P2" draw:layer="layout" svg:width="0.769cm" svg:height="0.758cm" svg:x="3.426cm" svg:y="6.284cm">
          <draw:text-box>
            <text:p text:style-name="P1"><text:span text:style-name="T1">2</text:span></text:p>
          </draw:text-box>
        </draw:frame>
        <draw:frame draw:style-name="gr1" draw:text-style-name="P2" draw:layer="layout" svg:width="0.769cm" svg:height="0.758cm" svg:x="3.039cm" svg:y="5.176cm">
          <draw:text-box>
            <text:p text:style-name="P1"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3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5:54:08</dc:date>
    <dc:creator>artur </dc:creator>
    <meta:editing-duration>PT15H55M20S</meta:editing-duration>
    <meta:editing-cycles>47</meta:editing-cycles>
    <meta:generator>OpenOffice.org/3.2$Linux OpenOffice.org_project/320m19$Build-9505</meta:generator>
    <meta:printed-by>artur </meta:printed-by>
    <meta:print-date>2011-02-09T05:06:39</meta:print-date>
    <meta:document-statistic meta:object-count="76"/>
  </office:meta>
</office:document-meta>
</file>